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no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01_21-18-03_000.jpg</text:p>
          </table:table-cell>
          <table:table-cell table:style-name="ce25" office:value-type="string">
            <text:p><text:s/>:m 食べた物 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02_02-28-18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02_05-37-25_000.jpg</text:p>
          </table:table-cell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起きた時刻（夜中） / 2022">
            <text:p>:m :PHOTO 起きた時刻（夜中）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02_08-16-03_000.jpg</text:p>
          </table:table-cell>
          <table:table-cell table:style-name="ce34" office:value-type="string">
            <text:p>:m :lets / action activity / やること / genre=作曲；和歌 / content=作曲。春夏秋冬をテーマとした曲。例えば「海」をテーマに。「革命」；「革命」をテーマにした和歌。 || :m :lets / action activity / やること / genre=diary:korean / content=季節の花。野菜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lets / action activity / やること / genre=作曲；和歌 / content=作曲。春夏秋冬をテーマとした曲。例えば「海」をテーマに。「革命」；「革命」をテーマにした和歌。 || :m :lets / action activity / やること / genre=diary:korean / content=季節の花。野菜">
            <text:p>:m :lets / action activity / やること / genre=作曲；和歌 / content=作曲。春夏秋冬をテーマとした曲。例えば「海」をテーマに。「革命」；「革命」をテーマにした和歌。 || :m :lets / action activity / やること / genre=diary:korean / content=季節の花。野菜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02_08-30-51_000.jpg</text:p>
          </table:table-cell>
          <table:table-cell table:style-name="ce25" office:value-type="string">
            <text:p>:m :PHOTO 起き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02_09-10-28_000.jpg</text:p>
          </table:table-cell>
          <table:table-cell table:style-name="ce34" office:value-type="string">
            <text:p>:m RES 1-4*5 / free# JVEMV6 68#_id=FNN3 / 68. theoretical-physics(tp) / w=~,topics=0に掛けると、積が1になる。そんな数,other=q+:open:1を割ると、結果が、0になる。そんな数とは？；q+:m=(lim.(x-&gt;∞)(1/x)=0)と、(1/α=0)。mとαとの、関係は？,s=~,i=~,doc=~ 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RES 1-4*5 / free# JVEMV6 68#_id=FNN3 / 68. theoretical-physics(tp) / w=~,topics=0に掛けると、積が1になる。そんな数,other=q+:open:1を割ると、結果が、0になる。そんな数とは？；q+:m=(lim.(x-&gt;∞)(1/x)=0)と、(1/α=0)。mとαとの、関係は？,s=~,i=~,doc=~ ">
            <text:p>:m RES 1-4*5 / free# JVEMV6 68#_id=FNN3 / 68. theoretical-physics(tp) / w=~,topics=0に掛けると、積が1になる。そんな数,other=q+:open:1を割ると、結果が、0になる。そんな数とは？；q+:m=(lim.(x-&gt;∞)(1/x)=0)と、(1/α=0)。mとαとの、関係は？,s=~,i=~,doc=~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02_09-10-40_000.jpg</text:p>
          </table:table-cell>
          <table:table-cell table:style-name="ce34" office:value-type="string">
            <text:p>:m RES 5*5 / free# JVEMV6 68#_id=FNN3 / 68. theoretical-physics(tp) / w=~,topics=0に掛けると、積が1になる。そんな数,other=q+:open:(1/α=0):αは、巨大な数、か？；q+:open:「無限大」とは、何か？数か？,s=~,i=~,doc=~ </text:p>
          </table:table-cell>
          <table:table-cell table:style-name="ce18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RES 5*5 / free# JVEMV6 68#_id=FNN3 / 68. theoretical-physics(tp) / w=~,topics=0に掛けると、積が1になる。そんな数,other=q+:open:(1/α=0):αは、巨大な数、か？；q+:open:「無限大」とは、何か？数か？,s=~,i=~,doc=~ ">
            <text:p>:m RES 5*5 / free# JVEMV6 68#_id=FNN3 / 68. theoretical-physics(tp) / w=~,topics=0に掛けると、積が1になる。そんな数,other=q+:open:(1/α=0):αは、巨大な数、か？；q+:open:「無限大」とは、何か？数か？,s=~,i=~,doc=~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02_13-49-12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 table:formula="of:=[.F9]" office:value-type="float" office:value="0">
            <text:p>0</text:p>
          </table:table-cell>
          <table:table-cell table:style-name="ce10"/>
          <table:table-cell table:style-name="ce48" table:formula="of:=IF([.E9]=&quot;&quot;;[.C9];CONCATENATE([.C9];&quot; / &quot;;[.E9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3-02_17-41-14_000.jpg</text:p>
          </table:table-cell>
          <table:table-cell table:style-name="ce34" office:value-type="string">
            <text:p>:m RES 1*1 / free# JVEMV6 68#_192:1 / 68. theoretical-physics(tp) / w=~,topics=arrangement-of-lines,other=memo+:直線がn本のときの、線分の本数,s=~,i=~,doc=r-11-1~1.2#3.7</text:p>
          </table:table-cell>
          <table:table-cell table:style-name="ce25"/>
          <table:table-cell table:style-name="ce10" table:formula="of:=[.F10]" office:value-type="float" office:value="0">
            <text:p>0</text:p>
          </table:table-cell>
          <table:table-cell table:style-name="ce10"/>
          <table:table-cell table:style-name="ce48" table:formula="of:=IF([.E10]=&quot;&quot;;[.C10];CONCATENATE([.C10];&quot; / &quot;;[.E10]))" office:value-type="string" office:string-value=":m RES 1*1 / free# JVEMV6 68#_192:1 / 68. theoretical-physics(tp) / w=~,topics=arrangement-of-lines,other=memo+:直線がn本のときの、線分の本数,s=~,i=~,doc=r-11-1~1.2#3.7">
            <text:p>:m RES 1*1 / free# JVEMV6 68#_192:1 / 68. theoretical-physics(tp) / w=~,topics=arrangement-of-lines,other=memo+:直線がn本のときの、線分の本数,s=~,i=~,doc=r-11-1~1.2#3.7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3-02_19-06-06_000.jpg</text:p>
          </table:table-cell>
          <table:table-cell table:style-name="ce34" office:value-type="string">
            <text:p>:m :篠笛,shinobue #*# / session-memo / s.1:todays-melody,genr=~,for=~,key=h:4(B),tempo=~,R=~,i.f.=~,notes=h:7`-4``;pitch:L7f-1o4-5,Re+,other=~ \\\ s.2:training,genr=~,for=transition:h:4``-6`,key=~,tempo=~,R=~,i.f.=~,memo=~,elements=~,notes=,ReX,other=melody+:pitch:1-L6f-L7f \\\ s.3:todays-melody,genr=~,for=~,key=h:4`(E),tempo=~,R=~,i.f.=~,notes=pitch:5-7f--4-3f-4-5o1-3f-1-L7f-L6f-L7f-1,Re+,other=~</text:p>
          </table:table-cell>
          <table:table-cell table:style-name="ce25"/>
          <table:table-cell table:style-name="ce10" table:formula="of:=[.F11]" office:value-type="float" office:value="0">
            <text:p>0</text:p>
          </table:table-cell>
          <table:table-cell table:style-name="ce10"/>
          <table:table-cell table:style-name="ce48" table:formula="of:=IF([.E11]=&quot;&quot;;[.C11];CONCATENATE([.C11];&quot; / &quot;;[.E11]))" office:value-type="string" office:string-value=":m :篠笛,shinobue #*# / session-memo / s.1:todays-melody,genr=~,for=~,key=h:4(B),tempo=~,R=~,i.f.=~,notes=h:7`-4``;pitch:L7f-1o4-5,Re+,other=~ \\\ s.2:training,genr=~,for=transition:h:4``-6`,key=~,tempo=~,R=~,i.f.=~,memo=~,elements=~,notes=,ReX,other=melody+:pitch:1-L6f-L7f \\\ s.3:todays-melody,genr=~,for=~,key=h:4`(E),tempo=~,R=~,i.f.=~,notes=pitch:5-7f--4-3f-4-5o1-3f-1-L7f-L6f-L7f-1,Re+,other=~">
            <text:p>:m :篠笛,shinobue #*# / session-memo / s.1:todays-melody,genr=~,for=~,key=h:4(B),tempo=~,R=~,i.f.=~,notes=h:7`-4``;pitch:L7f-1o4-5,Re+,other=~ \\\ s.2:training,genr=~,for=transition:h:4``-6`,key=~,tempo=~,R=~,i.f.=~,memo=~,elements=~,notes=,ReX,other=melody+:pitch:1-L6f-L7f \\\ s.3:todays-melody,genr=~,for=~,key=h:4`(E),tempo=~,R=~,i.f.=~,notes=pitch:5-7f--4-3f-4-5o1-3f-1-L7f-L6f-L7f-1,Re+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2]" office:value-type="float" office:value="0">
            <text:p>0</text:p>
          </table:table-cell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3]" office:value-type="float" office:value="0">
            <text:p>0</text:p>
          </table:table-cell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4]" office:value-type="float" office:value="0">
            <text:p>0</text:p>
          </table:table-cell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6"/>
          <table:table-cell table:style-name="ce10" table:formula="of:=[.F15]" office:value-type="float" office:value="0">
            <text:p>0</text:p>
          </table:table-cell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16]" office:value-type="float" office:value="0">
            <text:p>0</text:p>
          </table:table-cell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17]" office:value-type="float" office:value="0">
            <text:p>0</text:p>
          </table:table-cell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 table:formula="of:=[.F18]" office:value-type="float" office:value="0">
            <text:p>0</text:p>
          </table:table-cell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6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3">2022/03/03</text:date>, <text:time>09:05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03T09:05:30.80</dc:date>
    <dc:creator>iwabuchi ken</dc:creator>
    <meta:editing-duration>P43DT17H12M5S</meta:editing-duration>
    <meta:editing-cycles>14669</meta:editing-cycles>
    <meta:document-statistic meta:table-count="2" meta:cell-count="492" meta:object-count="0"/>
    <meta:user-defined meta:name="qrichtext">1</meta:user-defined>
  </office:meta>
</office:document-meta>
</file>